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ackground-color="#dddddd" fo:border="0.99pt solid #000000"/>
    </style:style>
    <style:style style:name="ce3" style:family="table-cell" style:parent-style-name="Default">
      <style:table-cell-properties fo:background-color="#eeeeee" fo:border="0.99pt solid #000000"/>
    </style:style>
    <style:style style:name="ce4" style:family="table-cell" style:parent-style-name="Default">
      <style:table-cell-properties fo:background-color="#333333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8" table:default-cell-style-name="ce1"/>
        <table:table-row table:style-name="ro1">
          <table:table-cell table:style-name="ce1"/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Stet</text:p>
          </table:table-cell>
          <table:table-cell table:style-name="ce2" office:value-type="string" calcext:value-type="string">
            <text:p>Gew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/SUM([.B2:.E2])" office:value-type="float" office:value="0.56" calcext:value-type="float">
            <text:p>0,56</text:p>
          </table:table-cell>
          <table:table-cell table:formula="of:=[.B2]/SUM([.B2:.B5])" office:value-type="float" office:value="0.777777777777778" calcext:value-type="float">
            <text:p>0,777777777777778</text:p>
          </table:table-cell>
          <table:table-cell table:formula="of:=2*[.G2]*[.H2]/([.G2]+[.H2])" office:value-type="float" office:value="0.651162790697674" calcext:value-type="float">
            <text:p>0,651162790697674</text:p>
          </table:table-cell>
        </table:table-row>
        <table:table-row table:style-name="ro1">
          <table:table-cell office:value-type="string" calcext:value-type="string">
            <text:p>Ini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B3]/SUM([.B3:.E3])" office:value-type="string" office:string-value="" calcext:value-type="error">
            <text:p>#DIV/0!</text:p>
          </table:table-cell>
          <table:table-cell table:style-name="ce3" table:formula="of:=[.C2]/SUM([.C2:.C5])" office:value-type="float" office:value="0.142857142857143" calcext:value-type="float">
            <text:p>0,142857142857143</text:p>
          </table:table-cell>
          <table:table-cell table:style-name="ce3" table:formula="of:=2*[.G3]*[.H3]/([.G3]+[.H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e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4]/SUM([.B4:.E4])" office:value-type="float" office:value="0.0666666666666667" calcext:value-type="float">
            <text:p>0,066666666666667</text:p>
          </table:table-cell>
          <table:table-cell table:formula="of:=[.D2]/SUM([.D2:.D5])" office:value-type="float" office:value="0.222222222222222" calcext:value-type="float">
            <text:p>0,222222222222222</text:p>
          </table:table-cell>
          <table:table-cell table:formula="of:=2*[.G4]*[.H4]/([.G4]+[.H4])" office:value-type="float" office:value="0.102564102564103" calcext:value-type="float">
            <text:p>0,102564102564103</text:p>
          </table:table-cell>
        </table:table-row>
        <table:table-row table:style-name="ro1">
          <table:table-cell office:value-type="string" calcext:value-type="string">
            <text:p>Ge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B5]/SUM([.B5:.E5])" office:value-type="float" office:value="0" calcext:value-type="float">
            <text:p>0</text:p>
          </table:table-cell>
          <table:table-cell table:style-name="ce3" table:formula="of:=[.E2]/SUM([.E2:.E5])" office:value-type="float" office:value="0.0555555555555556" calcext:value-type="float">
            <text:p>0,055555555555556</text:p>
          </table:table-cell>
          <table:table-cell table:style-name="ce3" table:formula="of:=2*[.G5]*[.H5]/([.G5]+[.H5])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([.B2]+[.C3]+[.D4]+[.E5])/SUM([.B2:.E5])" office:value-type="float" office:value="0.488372093023256" calcext:value-type="float">
            <text:p>0,488372093023256</text:p>
          </table:table-cell>
          <table:table-cell table:formula="of:=SUM([.G2:.G5])/4" office:value-type="string" office:string-value="" calcext:value-type="error">
            <text:p>#DIV/0!</text:p>
          </table:table-cell>
          <table:table-cell table:formula="of:=SUM([.H2:.H5])/4" office:value-type="float" office:value="0.299603174603175" calcext:value-type="float">
            <text:p>0,299603174603175</text:p>
          </table:table-cell>
          <table:table-cell table:formula="of:=SUM([.I2:.I5])/4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09:57:13.4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0:41:27.911000000</meta:creation-date>
    <dc:date>2019-12-04T09:58:33.078000000</dc:date>
    <meta:editing-duration>PT4M32S</meta:editing-duration>
    <meta:editing-cycles>2</meta:editing-cycles>
    <meta:generator>LibreOffice/5.4.4.2$Windows_X86_64 LibreOffice_project/2524958677847fb3bb44820e40380acbe820f960</meta:generator>
    <meta:document-statistic meta:table-count="1" meta:cell-count="45" meta:object-count="0"/>
  </office:meta>
</office:document-meta>
</file>